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30000007C51B39A18DDB5464D.png" manifest:media-type="image/png"/>
  <manifest:file-entry manifest:full-path="Pictures/1000320E000036E100000CD3E434A6582AA19050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09cm" svg:height="0.889cm" svg:x="-0.004cm" svg:y="0.278cm">
          <draw:image xlink:href="Pictures/1000320E000036E100000CD3E434A6582AA19050.svg" xlink:type="simple" xlink:show="embed" xlink:actuate="onLoad">
            <text:p/>
          </draw:image>
          <draw:image xlink:href="Pictures/10000201000002130000007C51B39A18DDB5464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1cm" fo:page-height="1.4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06:10:01.798529652</meta:creation-date>
    <dc:date>2018-01-16T06:12:35.318752853</dc:date>
    <meta:editing-duration>PT2M40S</meta:editing-duration>
    <meta:editing-cycles>1</meta:editing-cycles>
    <meta:generator>LibreOffice/5.2.7.2$Linux_X86_64 LibreOffice_project/20m0$Build-2</meta:generator>
    <meta:document-statistic meta:object-count="1"/>
  </office:meta>
</office:document-meta>
</file>